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0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721888275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84007936819405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84008647159069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27462903888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27462903888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7462903888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06 08:40:04.484609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7462903888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06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7462903888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7462903888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27462903888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27389635950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273896359504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273896359504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06 08:40:04.484609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273896359504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06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273896359504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273896359504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273896359504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84009308759293" text:continue-numbering="true" text:style-name="List_20_1">
        <text:list-item>
          <text:p text:style-name="BulletsLevel1">Lista simle</text:p>
        </text:list-item>
      </text:list>
      <text:list xml:id="list2858432429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84008540601929" text:continue-list="list84009308759293" text:style-name="List_20_1">
        <text:list-item>
          <text:p text:style-name="BulletsLevel1">Lista simle</text:p>
        </text:list-item>
      </text:list>
      <text:list xml:id="list84009535238528" text:continue-list="list2858432429" text:style-name="List_20_2">
        <text:list-item>
          <text:p text:style-name="BulletsLevel2">Lista simle</text:p>
        </text:list-item>
      </text:list>
      <text:list xml:id="list84008252779240" text:continue-list="list84008540601929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0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0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0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0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Este párrafo fue añadido después de la sustitución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3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3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08:40:02</meta:creation-date>
    <meta:generator>LibreOffice/7.1.7.2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1-06T08:40:07.758508978</dc:date>
    <dc:title>Documentación de UnoGenerator</dc:title>
    <meta:document-statistic meta:table-count="2" meta:image-count="106" meta:object-count="0" meta:page-count="7" meta:paragraph-count="92" meta:word-count="552" meta:character-count="3623" meta:non-whitespace-character-count="3160"/>
  </office:meta>
</office:document-meta>
</file>